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Tahoma1" svg:font-family="Tahoma"/>
    <style:font-face style:name="Courier New" svg:font-family="'Courier New'" style:font-adornments="Normalny" style:font-family-generic="modern" style:font-pitch="fixed"/>
    <style:font-face style:name="Calibri Light1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alibri Light2" svg:font-family="'Calibri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paragraph-properties fo:text-align="end" style:justify-single-word="false"/>
      <style:text-properties style:font-name="Calibri Light" fo:font-size="28pt" officeooo:rsid="00055546" officeooo:paragraph-rsid="00055546" style:font-name-asian="Calibri Light2" style:font-size-asian="28pt" style:font-name-complex="Calibri Light2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Calibri Light" style:font-name-asian="Calibri Light2" style:font-name-complex="Calibri Light2"/>
    </style:style>
    <style:style style:name="P4" style:family="paragraph" style:parent-style-name="Standard">
      <style:paragraph-properties fo:text-align="center" style:justify-single-word="false">
        <style:tab-stops>
          <style:tab-stop style:position="2.415cm"/>
        </style:tab-stops>
      </style:paragraph-properties>
      <style:text-properties style:font-name="Calibri Light" fo:font-size="22pt" fo:font-weight="bold" officeooo:rsid="00055546" officeooo:paragraph-rsid="00055546" style:font-name-asian="Calibri Light2" style:font-size-asian="22pt" style:font-weight-asian="bold" style:font-name-complex="Calibri Light2" style:font-size-complex="2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officeooo:rsid="00057a96" officeooo:paragraph-rsid="00057a96" style:font-size-asian="15pt" style:font-size-complex="15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55546" officeooo:paragraph-rsid="00055546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57a96" officeooo:paragraph-rsid="00057a96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normal" officeooo:rsid="00055cd0" officeooo:paragraph-rsid="00055cd0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bold" officeooo:rsid="00057a96" officeooo:paragraph-rsid="00057a96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 fo:font-size="15pt" fo:font-weight="bold" officeooo:rsid="00055cd0" officeooo:paragraph-rsid="00055cd0" style:font-size-asian="15pt" style:font-weight-asian="bold" style:font-size-complex="15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Calibri Light" fo:font-size="15pt" fo:font-weight="bold" officeooo:rsid="000647a2" officeooo:paragraph-rsid="000647a2" style:font-size-asian="15pt" style:font-weight-asian="bold" style:font-size-complex="15pt" style:font-weight-complex="bold"/>
    </style:style>
    <style:style style:name="P12" style:family="paragraph" style:parent-style-name="Standard">
      <style:paragraph-properties fo:line-height="115%"/>
      <style:text-properties style:font-name="Calibri Light" officeooo:paragraph-rsid="0003f220"/>
    </style:style>
    <style:style style:name="P13" style:family="paragraph" style:parent-style-name="Standard" style:list-style-name="WWNum8">
      <style:paragraph-properties fo:line-height="115%"/>
      <style:text-properties style:font-name="Calibri Light" officeooo:paragraph-rsid="0003f220"/>
    </style:style>
    <style:style style:name="P14" style:family="paragraph" style:parent-style-name="Standard">
      <style:paragraph-properties fo:line-height="100%"/>
      <style:text-properties style:font-name="Calibri Light" officeooo:paragraph-rsid="0003f220"/>
    </style:style>
    <style:style style:name="P15" style:family="paragraph" style:parent-style-name="Standard" style:list-style-name="WWNum18">
      <style:paragraph-properties fo:line-height="115%"/>
      <style:text-properties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16" style:family="paragraph" style:parent-style-name="Standard" style:list-style-name="WWNum8">
      <style:paragraph-properties fo:line-height="115%"/>
      <style:text-properties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17" style:family="paragraph" style:parent-style-name="Standard" style:list-style-name="WWNum8">
      <style:paragraph-properties fo:line-height="115%"/>
      <style:text-properties style:font-name="Calibri Light" fo:font-size="11pt" fo:font-style="normal" style:text-underline-style="none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18" style:family="paragraph" style:parent-style-name="Standard" style:list-style-name="WWNum8">
      <style:paragraph-properties fo:line-height="115%"/>
      <style:text-properties style:font-name="Calibri Light" fo:font-size="11pt" officeooo:paragraph-rsid="0003f220" style:font-name-asian="Calibri Light2" style:font-size-asian="11pt" style:font-name-complex="Calibri Light2" style:font-size-complex="11pt"/>
    </style:style>
    <style:style style:name="P19" style:family="paragraph" style:parent-style-name="Standard">
      <style:paragraph-properties fo:line-height="115%"/>
      <style:text-properties style:font-name="Calibri Light" fo:font-size="18pt" fo:font-weight="bold" officeooo:rsid="000647a2" officeooo:paragraph-rsid="000647a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Calibri Light" fo:font-size="18pt" fo:font-weight="bold" officeooo:rsid="000647a2" officeooo:paragraph-rsid="000647a2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"/>
    </style:style>
    <style:style style:name="P22" style:family="paragraph" style:parent-style-name="Standard">
      <style:paragraph-properties fo:margin-left="0cm" fo:margin-right="0cm" fo:line-height="115%" fo:text-indent="1.249cm" style:auto-text-indent="false"/>
      <style:text-properties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15%" fo:text-indent="1.249cm" style:auto-text-indent="false"/>
      <style:text-properties style:font-name="Calibri Light" officeooo:paragraph-rsid="0003f220"/>
    </style:style>
    <style:style style:name="P24" style:family="paragraph" style:parent-style-name="Standard">
      <style:paragraph-properties fo:margin-left="1.249cm" fo:margin-right="0cm" fo:line-height="115%" fo:text-indent="0cm" style:auto-text-indent="false"/>
      <style:text-properties fo:color="#252525"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25" style:family="paragraph" style:parent-style-name="Standard">
      <style:paragraph-properties fo:margin-left="1.249cm" fo:margin-right="0cm" fo:line-height="115%" fo:text-indent="0cm" style:auto-text-indent="false"/>
      <style:text-properties style:font-name="Calibri Light" officeooo:paragraph-rsid="0003f220"/>
    </style:style>
    <style:style style:name="P26" style:family="paragraph" style:parent-style-name="Standard">
      <style:paragraph-properties fo:margin-left="1.249cm" fo:margin-right="0cm" fo:line-height="115%" fo:text-indent="0cm" style:auto-text-indent="false"/>
      <style:text-properties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27" style:family="paragraph" style:parent-style-name="Text_20_body">
      <style:text-properties fo:color="#252525" style:font-name="Calibri Light" fo:font-style="normal" fo:font-weight="bold" style:font-name-asian="Calibri Light2" style:font-style-asian="normal" style:font-weight-asian="bold" style:font-name-complex="Calibri Light2" style:font-style-complex="normal" style:font-weight-complex="bold"/>
    </style:style>
    <style:style style:name="P28" style:family="paragraph" style:parent-style-name="Heading_20_2">
      <style:text-properties fo:color="#252525" style:font-name="Calibri Light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29" style:family="paragraph" style:parent-style-name="Heading_20_2">
      <style:text-properties style:font-name="Calibri Light"/>
    </style:style>
    <style:style style:name="P30" style:family="paragraph" style:parent-style-name="Heading_20_2">
      <style:text-properties style:font-name="Calibri Light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31" style:family="paragraph" style:parent-style-name="Title">
      <style:paragraph-properties fo:text-align="center" style:justify-single-word="false"/>
      <style:text-properties style:font-name="Calibri Light" style:font-name-asian="Calibri Light2" style:font-name-complex="Calibri Light2"/>
    </style:style>
    <style:style style:name="P32" style:family="paragraph" style:parent-style-name="Title">
      <style:paragraph-properties fo:text-align="end" style:justify-single-word="false"/>
      <style:text-properties style:font-name="Calibri Light" fo:font-size="36pt" fo:font-weight="bold" style:font-name-asian="Calibri Light2" style:font-size-asian="36pt" style:font-weight-asian="bold" style:font-name-complex="Calibri Light2" style:font-size-complex="36pt" style:font-weight-complex="bold"/>
    </style:style>
    <style:style style:name="P33" style:family="paragraph" style:parent-style-name="Title" style:master-page-name="Standard">
      <style:paragraph-properties fo:text-align="end" style:justify-single-word="false" style:page-number="auto"/>
      <style:text-properties style:font-name="Calibri Light" fo:font-size="18pt" officeooo:rsid="00055546" officeooo:paragraph-rsid="00055546" style:font-name-asian="Calibri Light2" style:font-size-asian="18pt" style:font-name-complex="Calibri Light2" style:font-size-complex="18pt"/>
    </style:style>
    <style:style style:name="P34" style:family="paragraph" style:parent-style-name="Heading_20_3">
      <style:text-properties fo:color="#252525" style:font-name="Calibri Light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35" style:family="paragraph" style:parent-style-name="List_20_Paragraph" style:list-style-name="WWNum10">
      <style:paragraph-properties fo:line-height="115%"/>
      <style:text-properties fo:color="#252525"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36" style:family="paragraph" style:parent-style-name="List_20_Paragraph" style:list-style-name="WWNum17">
      <style:paragraph-properties fo:line-height="100%"/>
      <style:text-properties fo:color="#252525"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37" style:family="paragraph" style:parent-style-name="List_20_Paragraph" style:list-style-name="WWNum15">
      <style:paragraph-properties fo:line-height="150%"/>
      <style:text-properties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38" style:family="paragraph" style:parent-style-name="List_20_Paragraph" style:list-style-name="WWNum18">
      <style:paragraph-properties fo:line-height="115%"/>
      <style:text-properties style:font-name="Calibri Light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39" style:family="paragraph" style:parent-style-name="List_20_Paragraph" style:list-style-name="WWNum15">
      <style:paragraph-properties fo:line-height="150%"/>
      <style:text-properties style:font-name="Calibri Light" fo:font-size="11pt" officeooo:paragraph-rsid="0003f220" style:font-name-asian="Calibri Light2" style:font-size-asian="11pt" style:font-name-complex="Calibri Light2" style:font-size-complex="11pt"/>
    </style:style>
    <style:style style:name="P40" style:family="paragraph" style:parent-style-name="List_20_Paragraph" style:list-style-name="WWNum16">
      <style:paragraph-properties fo:line-height="150%"/>
      <style:text-properties style:font-name="Calibri Light" fo:font-size="11pt" officeooo:paragraph-rsid="0003f220" style:font-name-asian="Calibri Light2" style:font-size-asian="11pt" style:font-name-complex="Calibri Light2" style:font-size-complex="11pt"/>
    </style:style>
    <style:style style:name="P41" style:family="paragraph" style:parent-style-name="List_20_Paragraph">
      <style:paragraph-properties fo:line-height="150%"/>
      <style:text-properties style:font-name="Calibri Light" officeooo:paragraph-rsid="0003f220"/>
    </style:style>
    <style:style style:name="P42" style:family="paragraph" style:parent-style-name="List_20_Paragraph" style:list-style-name="WWNum17">
      <style:paragraph-properties fo:line-height="100%"/>
      <style:text-properties style:font-name="Calibri Light" officeooo:paragraph-rsid="0003f220"/>
    </style:style>
    <style:style style:name="P43" style:family="paragraph" style:parent-style-name="Heading_20_1">
      <style:text-properties style:font-name="Calibri Light"/>
    </style:style>
    <style:style style:name="P44" style:family="paragraph" style:parent-style-name="Heading_20_1">
      <style:text-properties style:font-name="Calibri Light" fo:font-style="normal" fo:font-weight="bold" style:font-name-asian="Calibri Light2" style:font-style-asian="normal" style:font-weight-asian="bold" style:font-name-complex="Calibri Light2" style:font-style-complex="normal" style:font-weight-complex="bold"/>
    </style:style>
    <style:style style:name="P45" style:family="paragraph" style:parent-style-name="Heading_20_1">
      <style:text-properties style:font-name="Calibri Light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46" style:family="paragraph" style:parent-style-name="Heading_20_1">
      <style:text-properties style:font-name="Calibri Light" fo:font-size="11pt" fo:font-style="normal" style:text-underline-style="none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47" style:family="paragraph" style:parent-style-name="Heading_20_1">
      <style:text-properties style:font-name="Calibri Light" fo:font-size="11pt" fo:font-weight="bold" style:font-name-asian="Calibri Light2" style:font-size-asian="11pt" style:font-weight-asian="bold" style:font-name-complex="Calibri Light2" style:font-size-complex="11pt" style:font-weight-complex="bold"/>
    </style:style>
    <style:style style:name="T1" style:family="text">
      <style:text-properties fo:color="#00000a" fo:font-size="11pt" fo:font-style="normal" fo:font-weight="normal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2" style:family="text">
      <style:text-properties fo:color="#00000a" fo:font-size="11pt" fo:font-weight="normal" style:font-name-asian="Calibri Light2" style:font-size-asian="11pt" style:font-weight-asian="normal" style:font-name-complex="Calibri Light2" style:font-size-complex="11pt" style:font-weight-complex="normal"/>
    </style:style>
    <style:style style:name="T3" style:family="text">
      <style:text-properties fo:color="#00000a" fo:font-style="normal" fo:font-weight="normal" style:font-name-asian="Calibri Light2" style:font-style-asian="normal" style:font-weight-asian="normal" style:font-name-complex="Calibri Light2" style:font-style-complex="normal" style:font-weight-complex="normal"/>
    </style:style>
    <style:style style:name="T4" style:family="text">
      <style:text-properties fo:color="#00000a" fo:font-weight="normal" style:font-name-asian="Calibri Light2" style:font-weight-asian="normal" style:font-name-complex="Calibri Light2" style:font-weight-complex="normal"/>
    </style:style>
    <style:style style:name="T5" style:family="text">
      <style:text-properties fo:color="#252525" fo:font-size="11pt" fo:font-style="normal" fo:font-weight="normal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6" style:family="text">
      <style:text-properties fo:color="#252525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T7" style:family="text">
      <style:text-properties fo:color="#252525" fo:font-style="normal" fo:font-weight="bold" style:font-name-asian="Calibri Light2" style:font-style-asian="normal" style:font-weight-asian="bold" style:font-name-complex="Calibri Light2" style:font-style-complex="normal" style:font-weight-complex="bold"/>
    </style:style>
    <style:style style:name="T8" style:family="text">
      <style:text-properties fo:color="#252525" fo:font-style="normal" fo:font-weight="bold" officeooo:rsid="0003f220" style:font-name-asian="Calibri Light2" style:font-style-asian="normal" style:font-weight-asian="bold" style:font-name-complex="Calibri Light2" style:font-style-complex="normal" style:font-weight-complex="bold"/>
    </style:style>
    <style:style style:name="T9" style:family="text">
      <style:text-properties fo:font-size="15pt" fo:font-weight="normal" style:font-name-asian="Calibri Light2" style:font-size-asian="15pt" style:font-weight-asian="normal" style:font-name-complex="Calibri Light2" style:font-size-complex="15pt" style:font-weight-complex="normal"/>
    </style:style>
    <style:style style:name="T10" style:family="text">
      <style:text-properties fo:font-size="15pt" style:font-size-asian="13.1000003814697pt" style:font-size-complex="15pt"/>
    </style:style>
    <style:style style:name="T11" style:family="text">
      <style:text-properties fo:font-weight="bold" style:font-name-asian="Calibri Light2" style:font-weight-asian="bold" style:font-name-complex="Calibri Light2" style:font-weight-complex="bold"/>
    </style:style>
    <style:style style:name="T12" style:family="text">
      <style:text-properties fo:font-weight="bold" officeooo:rsid="00055546" style:font-name-asian="Calibri Light2" style:font-weight-asian="bold" style:font-name-complex="Calibri Light2" style:font-weight-complex="bold"/>
    </style:style>
    <style:style style:name="T13" style:family="text">
      <style:text-properties style:font-name-asian="Calibri Light2" style:font-name-complex="Calibri Light2"/>
    </style:style>
    <style:style style:name="T14" style:family="text">
      <style:text-properties officeooo:rsid="00057a96" style:font-name-asian="Calibri Light2" style:font-name-complex="Calibri Light2"/>
    </style:style>
    <style:style style:name="T15" style:family="text">
      <style:text-properties officeooo:rsid="000647a2" style:font-name-asian="Calibri Light2" style:font-name-complex="Calibri Light2"/>
    </style:style>
    <style:style style:name="T16" style:family="text">
      <style:text-properties fo:font-size="11pt" fo:font-style="normal" fo:font-weight="normal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T20" style:family="text">
      <style:text-properties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T21" style:family="text">
      <style:text-properties fo:font-size="11pt" style:font-name-asian="Calibri Light2" style:font-size-asian="11pt" style:font-name-complex="Calibri Light2" style:font-size-complex="11pt"/>
    </style:style>
    <style:style style:name="T22" style:family="text">
      <style:text-properties fo:font-size="11pt" fo:font-weight="bold" style:font-name-asian="Calibri Light2" style:font-size-asian="11pt" style:font-weight-asian="bold" style:font-name-complex="Calibri Light2" style:font-size-complex="11pt" style:font-weight-complex="bold"/>
    </style:style>
    <style:style style:name="T23" style:family="text">
      <style:text-properties fo:font-size="11pt" style:text-underline-style="none" fo:font-weight="bold" style:font-name-asian="Calibri Light2" style:font-size-asian="11pt" style:font-weight-asian="bold" style:font-name-complex="Calibri Light2" style:font-size-complex="11pt" style:font-weight-complex="bold"/>
    </style:style>
    <style:style style:name="T24" style:family="text">
      <style:text-properties fo:font-size="20pt" fo:font-weight="normal" style:font-name-asian="Calibri Light2" style:font-size-asian="20pt" style:font-weight-asian="normal" style:font-name-complex="Calibri Light2" style:font-size-complex="20pt" style:font-weight-complex="normal"/>
    </style:style>
    <style:style style:name="T25" style:family="text">
      <style:text-properties fo:font-style="normal" fo:font-weight="normal" style:font-name-asian="Calibri Light2" style:font-style-asian="normal" style:font-weight-asian="normal" style:font-name-complex="Calibri Light2" style:font-style-complex="normal" style:font-weight-complex="normal"/>
    </style:style>
    <style:style style:name="T26" style:family="text">
      <style:text-properties fo:font-style="normal" fo:font-weight="normal" officeooo:rsid="0006a70f" style:font-name-asian="Calibri Light2" style:font-style-asian="normal" style:font-weight-asian="normal" style:font-name-complex="Calibri Light2" style:font-style-complex="normal" style:font-weight-complex="normal"/>
    </style:style>
    <style:style style:name="T27" style:family="text">
      <style:text-properties fo:font-style="normal" style:font-name-asian="Calibri Light2" style:font-style-asian="normal" style:font-name-complex="Calibri Light2" style:font-style-complex="normal"/>
    </style:style>
    <style:style style:name="T28" style:family="text">
      <style:text-properties fo:font-style="normal" officeooo:rsid="0006a70f" style:font-name-asian="Calibri Light2" style:font-style-asian="normal" style:font-name-complex="Calibri Light2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Klaudia Olejniczak<text:line-break/>Damian Misiura<text:line-break/>Oleksandr Kuzhel</text:p>
      <text:p text:style-name="P31"/>
      <text:p text:style-name="P31"/>
      <text:p text:style-name="P31"/>
      <text:p text:style-name="P31"/>
      <text:p text:style-name="P31"/>
      <text:p text:style-name="P31"/>
      <text:p text:style-name="P32">Teiru MMORTS</text:p>
      <text:p text:style-name="P2">Specyfikacja funkcjonalna projektu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Spis treści</text:p>
      <text:p text:style-name="P5"><text:span text:style-name="T11"><text:tab/>1.<text:tab/></text:span><text:span text:style-name="T12">W</text:span><text:span text:style-name="T11">prowadzenie</text:span></text:p>
      <text:p text:style-name="P6"><text:span text:style-name="T13"><text:tab/><text:tab/>1.1<text:tab/>Nazwa programu.<text:line-break/><text:tab/><text:tab/>1.2<text:tab/>Opis programu.</text:span></text:p>
      <text:p text:style-name="P9"><text:span text:style-name="T13"><text:tab/>2.<text:tab/>Ogólny opis systemu</text:span></text:p>
      <text:p text:style-name="P7"><text:span text:style-name="T13"><text:tab/><text:tab/>2.1<text:tab/>Aktorzy</text:span></text:p>
      <text:p text:style-name="P7"><text:span text:style-name="T13"><text:tab/><text:tab/><text:tab/>2.1.1<text:tab/>Zarejestrowany użytkownik.</text:span></text:p>
      <text:p text:style-name="P7"><text:span text:style-name="T13"><text:tab/><text:tab/><text:tab/>2.1.1<text:tab/>Niezarejestrowany użytkownik.</text:span></text:p>
      <text:p text:style-name="P7"><text:span text:style-name="T13"><text:tab/> <text:s text:c="3"/><text:tab/>2.2<text:tab/>Ogólny schemat przypadków użycia.</text:span></text:p>
      <text:p text:style-name="P10"><text:span text:style-name="T14"><text:tab/>3.<text:tab/></text:span><text:span text:style-name="T13">Opis Funkcjonalności</text:span></text:p>
      <text:p text:style-name="P8"><text:span text:style-name="T14"><text:tab/><text:tab/>3.</text:span><text:span text:style-name="T13">1<text:tab/>Jak </text:span><text:span text:style-name="T14">korzystać z programu</text:span><text:span text:style-name="T13">?</text:span></text:p>
      <text:p text:style-name="P8"><text:span text:style-name="T14"><text:tab/><text:tab/>3</text:span><text:span text:style-name="T13">.2<text:tab/>Uruchomienie programu.</text:span></text:p>
      <text:p text:style-name="P8"><text:span text:style-name="T14"><text:tab/><text:tab/>3.3 <text:s text:c="4"/>Możliwośći programu.<text:tab/><text:tab/></text:span></text:p>
      <text:p text:style-name="P7"><text:span text:style-name="T13"><text:tab/><text:tab/><text:tab/>3.3.1<text:tab/>Kampania<text:tab/><text:tab/><text:tab/><text:tab/><text:tab/></text:span><text:span text:style-name="T15">3.3.1.1<text:tab/>Cel Kampanii.</text:span><text:span text:style-name="T13"><text:tab/><text:tab/><text:tab/><text:tab/><text:tab/>3.3.1.</text:span><text:span text:style-name="T15">2</text:span><text:span text:style-name="T13"><text:tab/></text:span><text:span text:style-name="T15">Krótki opis scenariusza kampanii.<text:tab/><text:tab/><text:tab/><text:tab/><text:tab/>3.3.1.3<text:tab/>Dokładny opis funkcjonalności pojawiających <text:tab/><text:tab/><text:tab/><text:tab/><text:tab/>się w kampanii.</text:span><text:span text:style-name="T13"><text:tab/><text:tab/><text:tab/><text:tab/></text:span><text:span text:style-name="T15">3.3.2<text:tab/>Tworzenie Postaci.</text:span></text:p>
      <text:p text:style-name="P7"><text:span text:style-name="T13"><text:tab/><text:tab/><text:tab/>3.3.</text:span><text:span text:style-name="T15">3</text:span><text:span text:style-name="T13"><text:tab/>Część MMO<text:tab/></text:span></text:p>
      <text:p text:style-name="P21"/>
      <text:p text:style-name="P12"/>
      <text:p text:style-name="P19">1.<text:tab/>Wprowadzenie.</text:p>
      <text:p text:style-name="P20"><text:tab/>1.1. <text:tab/>Nazwa programu:<text:tab/><text:span text:style-name="T24">Teiru MMORTS</text:span></text:p>
      <text:p text:style-name="P20"><text:span text:style-name="T24"><text:line-break/></text:span><text:span text:style-name="T9">Rozwinięcie skrótu MMORTS, to Massively multiplayer online real-time strategy.</text:span></text:p>
      <text:p text:style-name="P20"><text:span text:style-name="T9"/></text:p>
      <text:p text:style-name="P20"><text:span text:style-name="T9"><text:tab/></text:span><text:span text:style-name="T13">1.1. <text:tab/>Opis programu:</text:span></text:p>
      <text:p text:style-name="P11"/>
      <text:p text:style-name="P11"><text:span text:style-name="T3">Gra strategiczna oparta głownie na rozgrywkach pomiędzy graczami. Posiada tryb single player z jedną kampanią pozwalającą graczowi zapoznać się z zasadami panującymi w grze oraz trybem </text:span><text:span text:style-name="T4">Massively multiplayer online</text:span><text:span text:style-name="T3">, który jest </text:span><text:span text:style-name="T25">głównym elementem. Pozwalającym graczą na pojedynek między sobą w czasie rzeczywistym. Pojedynki są oparte o zasade papierowych gier RPG, bazującą na turach i rzutach kostką. Gra będzie posiadać również czat , pozwalający graczą na interakcje między sobą.</text:span></text:p>
      <text:p text:style-name="P11"><text:soft-page-break/></text:p>
      <text:p text:style-name="P20"><text:span text:style-name="T27">2.<text:tab/>Ogólny opis programu</text:span></text:p>
      <text:p text:style-name="P20"><text:span text:style-name="T27"><text:tab/>2.1<text:tab/>Aktorzy</text:span></text:p>
      <text:p text:style-name="P20"><text:span text:style-name="T27"><text:tab/><text:tab/>2.1.1<text:tab/>Niezarejestrowany User<text:line-break/></text:span><text:span text:style-name="T26">Niezarejestrowany gracz po uruchomieni programu</text:span></text:p>
      <text:h text:style-name="P44" text:outline-level="1">KAMPANIA:</text:h>
      <text:h text:style-name="P30" text:outline-level="2">1) Tworzenie Postaci:</text:h>
      <text:p text:style-name="P22">Gracz rozpoczyna grę od stworzenia swojego bohatera oraz jego trzech towarzyszy,</text:p>
      <text:p text:style-name="P25"/>
      <text:p text:style-name="P26">Wybór :</text:p>
      <text:list xml:id="list6113395455062582299" text:style-name="WWNum15">
        <text:list-item>
          <text:list>
            <text:list-item>
              <text:p text:style-name="P37">Rasy (Trzy)</text:p>
            </text:list-item>
            <text:list-item>
              <text:p text:style-name="P37">Klasy :</text:p>
              <text:list>
                <text:list-item>
                  <text:p text:style-name="P37">Mage</text:p>
                </text:list-item>
                <text:list-item>
                  <text:p text:style-name="P37">Rogue</text:p>
                </text:list-item>
                <text:list-item>
                  <text:p text:style-name="P37">Bard</text:p>
                </text:list-item>
                <text:list-item>
                  <text:p text:style-name="P37">Knight</text:p>
                </text:list-item>
                <text:list-item>
                  <text:p text:style-name="P37">Ranger</text:p>
                </text:list-item>
                <text:list-item>
                  <text:p text:style-name="P37">Marshall</text:p>
                </text:list-item>
              </text:list>
            </text:list-item>
            <text:list-item>
              <text:p text:style-name="P37">Rozdanie statystyk:</text:p>
              <text:list>
                <text:list-item>
                  <text:p text:style-name="P39">Strength</text:p>
                </text:list-item>
                <text:list-item>
                  <text:p text:style-name="P39">Dexterity</text:p>
                </text:list-item>
                <text:list-item>
                  <text:p text:style-name="P39">Constitution</text:p>
                </text:list-item>
                <text:list-item>
                  <text:p text:style-name="P39">Inteligence</text:p>
                </text:list-item>
                <text:list-item>
                  <text:p text:style-name="P39">Wisdom</text:p>
                </text:list-item>
              </text:list>
            </text:list-item>
          </text:list>
        </text:list-item>
      </text:list>
      <text:list xml:id="list6057021271895112492" text:style-name="WWNum16">
        <text:list-item>
          <text:list>
            <text:list-item>
              <text:list>
                <text:list-item>
                  <text:p text:style-name="P40">Charisma</text:p>
                </text:list-item>
              </text:list>
            </text:list-item>
            <text:list-item>
              <text:p text:style-name="P40">Rozdanie punktów skilli :</text:p>
              <text:list>
                <text:list-item>
                  <text:p text:style-name="P40">Bluff</text:p>
                </text:list-item>
                <text:list-item>
                  <text:p text:style-name="P40">Diplomacy</text:p>
                </text:list-item>
                <text:list-item>
                  <text:p text:style-name="P40">Intimidate</text:p>
                </text:list-item>
                <text:list-item>
                  <text:p text:style-name="P40">Sense Motive</text:p>
                </text:list-item>
                <text:list-item>
                  <text:p text:style-name="P40">Lore</text:p>
                </text:list-item>
                <text:list-item>
                  <text:p text:style-name="P40">Acrobatics</text:p>
                </text:list-item>
                <text:list-item>
                  <text:p text:style-name="P40">Spellcraft</text:p>
                </text:list-item>
                <text:list-item>
                  <text:p text:style-name="P40">Stealth</text:p>
                </text:list-item>
                <text:list-item>
                  <text:p text:style-name="P40">Perception</text:p>
                </text:list-item>
                <text:list-item>
                  <text:p text:style-name="P40">Use Magic Device</text:p>
                </text:list-item>
                <text:list-item>
                  <text:p text:style-name="P40">Lore (Knowledge)</text:p>
                </text:list-item>
              </text:list>
            </text:list-item>
            <text:list-item>
              <text:p text:style-name="P40">Wybór Ekwipunku;</text:p>
            </text:list-item>
            <text:list-item>
              <text:p text:style-name="P40">Wybór Atutu;</text:p>
            </text:list-item>
            <text:list-item>
              <text:p text:style-name="P40">Wybór Spelli/Aur/Manewrów/Pieśni;Nadanie imienia, określenie wyglądu. (Opcjonalnie : P ), może zamieścić krótką historie , która będą mogli przeczytać inni gracze;</text:p>
            </text:list-item>
          </text:list>
        </text:list-item>
      </text:list>
      <text:p text:style-name="P41"/>
      <text:h text:style-name="P29" text:outline-level="2"><text:soft-page-break/></text:h>
      <text:h text:style-name="P30" text:outline-level="2">2)Kampania Właściwa</text:h>
      <text:p text:style-name="P25"><text:span text:style-name="T16">Krótki zarys fabularny mający wprowadzić Gracza w system </text:span><text:span text:style-name="T17">gry</text:span><text:span text:style-name="T16"> w części MMO, podział społeczności na gildie ( Grupy zrzeszające graczy od 2 lvl'a postaci, nie posiadanie gildii nie pozwala nam brać udziału w walkach drużynowych ). <text:s/></text:span></text:p>
      <text:p text:style-name="P26">Tutaj Gracz też po raz pierwszy ma styczność z questami(zadaniami) , za których wykonanie dostaje EXP'a i golda, tak aby jego postać mogła się rozwijać. </text:p>
      <text:p text:style-name="P25"><text:span text:style-name="T16">Walki PvE (</text:span><text:span text:style-name="T5">Player versus environment ), Gracz zostaje przed wyzwaniem, walczy z pojedynczym /bądź nie stworem/przeciwnikiem.</text:span></text:p>
      <text:p text:style-name="P24"/>
      <text:p text:style-name="P23"><text:span text:style-name="T6">Lvl'up :</text:span><text:span text:style-name="T5"> </text:span></text:p>
      <text:list xml:id="list506456440504585647" text:style-name="WWNum10">
        <text:list-item>
          <text:list>
            <text:list-item>
              <text:p text:style-name="P35">Rozdanie nowych skill pointów;</text:p>
            </text:list-item>
            <text:list-item>
              <text:p text:style-name="P35">wybór nowych zdolności w zależności od przewidywań klasy ( każda ma swoją pule zdolności);</text:p>
            </text:list-item>
          </text:list>
        </text:list-item>
      </text:list>
      <text:h text:style-name="P28" text:outline-level="2">3)Zakończenie Kampanii</text:h>
      <text:p text:style-name="P24">Gracz ma do wyboru kontynuacje gry w wariancie MMO z jednym z bohaterów z jego obecnej drużyny, lub stworzenie nowego bohatera. </text:p>
      <text:p text:style-name="P25"/>
      <text:h text:style-name="P43" text:outline-level="1"><text:span text:style-name="T8">CZĘŚĆ </text:span><text:span text:style-name="T7">MMO:</text:span></text:h>
      <text:p text:style-name="P27"/>
      <text:h text:style-name="P34" text:outline-level="3">Niezależnie od kampanii , każdy gracz zaczyna gre z 1 lvl'em.</text:h>
      <text:list xml:id="list2174057344843786568" text:style-name="WWNum17">
        <text:list-header>
          <text:p text:style-name="P42"/>
        </text:list-header>
        <text:list-item>
          <text:p text:style-name="P42"><text:span text:style-name="T6">Rozwój postaci</text:span><text:span text:style-name="T5">, poprzez zdobywanie lvl up'ów ( Max. 8, ilość wymaganego expa na każdy lvl wzrasta wraz z lvl'em ) bazujących na uzyskiwaniu EXP'a za ukończone questy lub walki gildyjne, które będą miały ograniczoną częstotliwość.</text:span></text:p>
        </text:list-item>
      </text:list>
      <text:p text:style-name="P14"/>
      <text:list xml:id="list84318397157631" text:continue-numbering="true" text:style-name="WWNum17">
        <text:list-item>
          <text:p text:style-name="P42"><text:span text:style-name="T6"><text:s/>PvP ( Player versus Player ) </text:span><text:span text:style-name="T5">walki pomiędzy graczami, każdy gracz może rzucić Ci wyzwanie do pojedynku, od Gracza zależy czy go przyjmie. </text:span></text:p>
        </text:list-item>
      </text:list>
      <text:p text:style-name="P14"/>
      <text:list xml:id="list84318397156959" text:continue-numbering="true" text:style-name="WWNum17">
        <text:list-item>
          <text:p text:style-name="P42"><text:span text:style-name="T6">Questy:</text:span><text:span text:style-name="T5"> Poza 1 lvl , gdzie questy możesz akceptować automatycznie z ogólnie dostępnego miejsca, kolejne możesz pobierać tylko z Quest's Walla swojej gildii.</text:span></text:p>
        </text:list-item>
      </text:list>
      <text:p text:style-name="P14"/>
      <text:list xml:id="list84318397157508" text:continue-numbering="true" text:style-name="WWNum17">
        <text:list-item>
          <text:p text:style-name="P42"><text:span text:style-name="T6">GvG( Gulid versus Gulid )</text:span><text:span text:style-name="T5"> walki pomiędzy team'ami 4 osobowymi. ( ograniczenie powstałe z wyniku możliwości zbyt długich tur ).</text:span></text:p>
        </text:list-item>
      </text:list>
      <text:p text:style-name="P14"/>
      <text:list xml:id="list84318397169020" text:continue-numbering="true" text:style-name="WWNum17">
        <text:list-item>
          <text:p text:style-name="P36"><text:s/>Możliwość tworzenia nowych gildii, przez graczy powyżej 4 lvl'a.</text:p>
        </text:list-item>
      </text:list>
      <text:p text:style-name="P23"/>
      <text:h text:style-name="P45" text:outline-level="1"><text:bookmark text:name="_GoBack"/>Przebieg Walki(PvP, PvE, GvG) :</text:h>
      <text:list xml:id="list4465666351211173955" text:style-name="WWNum18">
        <text:list-item>
          <text:p text:style-name="P38">Test Inicjatywy. Każdy z graczy ma wymuszony rzut k20, widoczny dla wszystkich plus modyfikator z <text:soft-page-break/>dexterity. i 1/2 BAB (wynika z klasy).</text:p>
        </text:list-item>
        <text:list-item>
          <text:p text:style-name="P15">Walczący działają w kolejności inicjatywy (od najwyższej do najniższej).</text:p>
        </text:list-item>
        <text:list-item>
          <text:p text:style-name="P15">Kiedy każdy z walczących rozegra turę, osoba z najwyższą inicjatywą działa raz jeszcze, a kroki 2 i 3 powtarza się aż do końca starcia.</text:p>
        </text:list-item>
      </text:list>
      <text:p text:style-name="P12"/>
      <text:h text:style-name="P46" text:outline-level="1">Przebieg Tury:</text:h>
      <text:p text:style-name="P23"><text:span text:style-name="T18">W trakcie tury gracz może wykonać akcje </text:span><text:span text:style-name="T21">standardowa, ruchu lub akcje całorundową oraz akcje darmowe . Akcje standardową zawsze można zamienić na akcje ruchu.</text:span><text:span text:style-name="T18"> </text:span></text:p>
      <text:p text:style-name="P1"/>
      <text:p text:style-name="P1"><text:span text:style-name="T22">Akcja standardowa:</text:span><text:span text:style-name="T21"> Akcja standardowa oznacza wykonanie jakiegoś działania. Zwykle będzie to atakdystansowy lub wręcz albo też rzucenie zaklęcia.</text:span></text:p>
      <text:h text:style-name="P47" text:outline-level="1">Przebieg starcia:</text:h>
      <text:list xml:id="list8623804295038720385" text:style-name="WWNum8">
        <text:list-item>
          <text:p text:style-name="P13"><text:span text:style-name="T19">Test ataku. </text:span><text:line-break/><text:span text:style-name="T18">Test ataku reprezentuje próbę trafienia przeciwnika;</text:span></text:p>
          <text:p text:style-name="P17"/>
        </text:list-item>
        <text:list-item>
          <text:p text:style-name="P13"><text:span text:style-name="T20">Obrażenia</text:span><text:line-break/><text:span text:style-name="T16">Jeśli atak się powodzi, u ofiary zostają zadane określone obrażenia. </text:span></text:p>
          <text:p text:style-name="P16"/>
        </text:list-item>
        <text:list-item>
          <text:p text:style-name="P13"><text:span text:style-name="T22">Klasa Pancerza/Obrona</text:span><text:line-break/><text:span text:style-name="T21"> Klasa Pancerza (KP) odzwierciedla to, jak trudno przeciwnikowi wyprowadzić cios, który zrani Gracza. </text:span></text:p>
          <text:p text:style-name="P18"/>
        </text:list-item>
        <text:list-item>
          <text:p text:style-name="P13"><text:span text:style-name="T22">Punkty wytrzymałości(HP)</text:span><text:line-break/><text:span text:style-name="T21">Kiedy całkowita liczba punktów wytrzymałości osiąga wartość 0, Gracz staje się okaleczony. Gdy spadnie do co najmniej –1, jest umierający. A gdy osiągnie wartość –10, ginie.</text:span></text:p>
          <text:p text:style-name="P18"/>
        </text:list-item>
        <text:list-item>
          <text:p text:style-name="P13"><text:span text:style-name="T22">Szybkość</text:span><text:line-break/><text:span text:style-name="T21">Szybkość informuje Gracza, jak znaczną odległość pokonuje w rundzie (ilość kratek), nie tracąc przy tym możliwości działania, na przykład ataku . Wspomniana szybkość zależy przede wszystkim od rasy i zbroi. </text:span></text:p>
          <text:p text:style-name="P18"/>
        </text:list-item>
        <text:list-item>
          <text:p text:style-name="P13"><text:span text:style-name="T23">Ataki okazyjne</text:span><text:line-break/><text:span text:style-name="T21">Gracze mogą wykorzystać okazję i zaatakować przeciwnika “za darmo”, gdy przeciwnik znajduje się w ich obszarze zagrożenia, np. uzbrojony gracz nieomylnie porusza się obok uzbrojonego przeciwnika na tyle blisko, ze wywołuje atak okazyjny .</text:span><text:line-break/></text:p>
        </text:list-item>
        <text:list-item>
          <text:p text:style-name="P13"><text:span text:style-name="T22">Flankowanie</text:span><text:line-break/><text:span text:style-name="T21">Jeśli Gracz wykonuje atak wręcz, możesz otrzymać premię z flankowania. Ma to miejsce wówczas, gdy przeciwnikowi, którego atakuje, zagraża jego sprzymierzeniec, znajdujący się przy przeciwnej krawędzi lub wierzchołku pola.</text:span></text:p>
          <text:p text:style-name="P18"/>
        </text:list-item>
        <text:list-item>
          <text:p text:style-name="P13"><text:span text:style-name="T22">Szarża</text:span><text:line-break/><text:span text:style-name="T21">Szarża to specjalna akcja całorundowa, dzięki której może poruszyć się z podwójną prędkością i jeszcze zaatakować. Ruch jest w tym przypadku bardzo ograniczony.</text:span></text:p>
          <text:p text:style-name="P18"/>
        </text:list-item>
        <text:list-item>
          <text:p text:style-name="P13"><text:soft-page-break/><text:span text:style-name="T22">Walka dwoma orężami</text:span><text:line-break/><text:span text:style-name="T21">Jeśli trzyma broń w drugorzędnej ręce, Gracz za jej pomocą może wykonać jeden dodatkowy atak w rundzie. <text:s/></text:span></text:p>
          <text:p text:style-name="P18"/>
        </text:list-item>
        <text:list-item>
          <text:p text:style-name="P13"><text:span text:style-name="T22">Ukrycie</text:span><text:line-break/><text:span text:style-name="T21">Chcąc ustalić, czy cel <text:s/>ataku dystansowego posiada ukrycie, Gracz wybiera jeden z wierzchołków pola, które zajmuje. Wróg ma ukrycie, jeżeli choć jedna z linii biegnących z tego wierzchołka do każdego z rogów pola przeciwnika przechodzi przez pole lub krawędź zapewniającą ukrycie. <text:s/></text:span><text:line-break/><text:line-break/><text:span text:style-name="T21">Postać może również skradać się, dzięki czemu może uniknąć ataku przez moby bądź innych playerów, jeśli nie powiedzie im się rzut na percepcje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Tahoma1" svg:font-family="Tahoma"/>
    <style:font-face style:name="Courier New" svg:font-family="'Courier New'" style:font-adornments="Normalny" style:font-family-generic="modern" style:font-pitch="fixed"/>
    <style:font-face style:name="Calibri Light1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alibri Light2" svg:font-family="'Calibri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 fo:text-align="start" style:justify-single-word="false"/>
      <style:text-properties style:font-name="Calibri Light1" fo:font-family="'Calibri Light'" style:font-family-generic="roman" style:font-pitch="variable" fo:font-size="28pt" fo:letter-spacing="-0.018cm" style:letter-kerning="true" style:font-size-asian="28pt" style:font-name-complex="Tahoma" style:font-family-complex="Tahoma" style:font-family-generic-complex="system" style:font-pitch-complex="variable" style:font-size-complex="2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4.2$Windows_x86 LibreOffice_project/63150712c6d317d27ce2db16eb94c2f3d7b699f8</meta:generator>
    <dc:date>2014-12-27T08:42:46.157000000</dc:date>
    <meta:document-statistic meta:table-count="0" meta:image-count="0" meta:object-count="0" meta:page-count="6" meta:paragraph-count="93" meta:word-count="924" meta:character-count="6221" meta:non-whitespace-character-count="5350"/>
    <meta:user-defined meta:name="Info 1"/>
    <meta:user-defined meta:name="Info 2"/>
    <meta:user-defined meta:name="Info 3"/>
    <meta:user-defined meta:name="Info 4"/>
  </office:meta>
</office:document-meta>
</file>